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36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36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236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236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36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37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62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237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237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237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237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25cm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237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197cm" fo:padding-top="0cm" fo:padding-bottom="0cm" fo:padding-left="0cm" fo:padding-right="0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237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237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ed_20__28_var_29__20_2378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42cm" fo:padding-top="0cm" fo:padding-bottom="0cm" fo:padding-left="0cm" fo:padding-right="0cm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ed_20__28_var_29__20_2379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103cm" fo:padding-top="0cm" fo:padding-bottom="0cm" fo:padding-left="0cm" fo:padding-right="0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238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238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238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24" style:family="graphic" style:parent-style-name="standard">
      <style:graphic-properties draw:stroke="none" draw:stroke-dash="Dashed_20__28_var_29__20_238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238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238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none" draw:stroke-dash="Dashed_20__28_var_29__20_238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28" style:family="graphic" style:parent-style-name="standard">
      <style:graphic-properties draw:stroke="none" draw:stroke-dash="Dashed_20__28_var_29__20_238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238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238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83cm" fo:padding-top="0cm" fo:padding-bottom="0cm" fo:padding-left="0cm" fo:padding-right="0cm" draw:shadow="hidden" draw:shadow-offset-x="0.3cm" draw:shadow-offset-y="0.3cm" draw:shadow-color="#808080"/>
    </style:style>
    <style:style style:name="gr3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42cm" fo:padding-top="0cm" fo:padding-bottom="0cm" fo:padding-left="0cm" fo:padding-right="0cm" draw:shadow="hidden" draw:shadow-offset-x="0.3cm" draw:shadow-offset-y="0.3cm" draw:shadow-color="#808080"/>
    </style:style>
    <style:style style:name="gr3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0.223cm" svg:height="0.38cm" svg:x="8.297cm" svg:y="12.697cm">
              <draw:text-box>
                <text:p text:style-name="P1"><text:span text:style-name="T1">A</text:span></text:p>
              </draw:text-box>
            </draw:frame>
            <draw:g>
              <draw:line draw:style-name="gr2" draw:text-style-name="P3" draw:layer="layout" svg:x1="7.666cm" svg:y1="11.466cm" svg:x2="8.188cm" svg:y2="12.964cm">
                <text:p/>
              </draw:line>
              <draw:line draw:style-name="gr3" draw:text-style-name="P3" draw:layer="layout" svg:x1="6.854cm" svg:y1="13.314cm" svg:x2="8.188cm" svg:y2="12.961cm">
                <text:p/>
              </draw:line>
            </draw:g>
            <draw:frame draw:style-name="gr4" draw:text-style-name="P4" draw:layer="layout" svg:width="0.526cm" svg:height="0.459cm" svg:x="7.882cm" svg:y="11.305cm">
              <draw:text-box>
                <text:p text:style-name="P1"><text:span text:style-name="T2">r</text:span></text:p>
              </draw:text-box>
            </draw:frame>
            <draw:frame draw:style-name="gr5" draw:text-style-name="P4" draw:layer="layout" svg:width="0.555cm" svg:height="0.459cm" svg:x="6.97cm" svg:y="13.269cm">
              <draw:text-box>
                <text:p text:style-name="P1"><text:span text:style-name="T2">s</text:span></text:p>
              </draw:text-box>
            </draw:frame>
          </draw:g>
          <draw:line draw:style-name="gr6" draw:text-style-name="P3" draw:layer="layout" svg:x1="9.502cm" svg:y1="11.229cm" svg:x2="9.586cm" svg:y2="13.545cm">
            <text:p/>
          </draw:line>
          <draw:line draw:style-name="gr7" draw:text-style-name="P3" draw:layer="layout" svg:x1="9.59cm" svg:y1="13.549cm" svg:x2="11.168cm" svg:y2="13.549cm">
            <text:p/>
          </draw:line>
          <draw:frame draw:style-name="gr8" draw:text-style-name="P2" draw:layer="layout" svg:width="0.262cm" svg:height="0.38cm" svg:x="9.265cm" svg:y="13.445cm">
            <draw:text-box>
              <text:p text:style-name="P1"><text:span text:style-name="T3">O</text:span></text:p>
            </draw:text-box>
          </draw:frame>
          <draw:frame draw:style-name="gr9" draw:text-style-name="P4" draw:layer="layout" svg:width="0.835cm" svg:height="0.459cm" svg:x="9.172cm" svg:y="11.207cm">
            <draw:text-box>
              <text:p text:style-name="P1"><text:span text:style-name="T2">w</text:span></text:p>
            </draw:text-box>
          </draw:frame>
          <draw:frame draw:style-name="gr10" draw:text-style-name="P4" draw:layer="layout" svg:width="0.188cm" svg:height="0.459cm" svg:x="10.973cm" svg:y="13.494cm">
            <draw:text-box>
              <text:p text:style-name="P1"><text:span text:style-name="T2">z</text:span></text:p>
            </draw:text-box>
          </draw:frame>
          <draw:g>
            <draw:line draw:style-name="gr11" draw:text-style-name="P3" draw:layer="layout" svg:x1="12.779cm" svg:y1="11.376cm" svg:x2="12.495cm" svg:y2="13.56cm">
              <text:p/>
            </draw:line>
            <draw:line draw:style-name="gr12" draw:text-style-name="P3" draw:layer="layout" svg:x1="12.495cm" svg:y1="13.558cm" svg:x2="13.726cm" svg:y2="13.775cm">
              <text:p/>
            </draw:line>
          </draw:g>
          <draw:frame draw:style-name="gr13" draw:text-style-name="P2" draw:layer="layout" svg:width="0.225cm" svg:height="0.38cm" svg:x="12.324cm" svg:y="11.545cm">
            <draw:text-box>
              <text:p text:style-name="P1"><text:span text:style-name="T3">C</text:span></text:p>
            </draw:text-box>
          </draw:frame>
          <draw:frame draw:style-name="gr14" draw:text-style-name="P2" draw:layer="layout" svg:width="0.249cm" svg:height="0.38cm" svg:x="12.125cm" svg:y="13.277cm">
            <draw:text-box>
              <text:p text:style-name="P1"><text:span text:style-name="T3">D</text:span></text:p>
            </draw:text-box>
          </draw:frame>
          <draw:frame draw:style-name="gr15" draw:text-style-name="P2" draw:layer="layout" svg:width="0.204cm" svg:height="0.38cm" svg:x="13.525cm" svg:y="13.805cm">
            <draw:text-box>
              <text:p text:style-name="P1"><text:span text:style-name="T3">E</text:span></text:p>
            </draw:text-box>
          </draw:frame>
          <draw:frame draw:style-name="gr16" draw:text-style-name="P2" draw:layer="layout" svg:width="0.197cm" svg:height="0.38cm" svg:x="9.159cm" svg:y="14.052cm">
            <draw:text-box>
              <text:p text:style-name="P1"><text:span text:style-name="T3">J</text:span></text:p>
            </draw:text-box>
          </draw:frame>
          <draw:line draw:style-name="gr17" draw:text-style-name="P3" draw:layer="layout" svg:x1="8.012cm" svg:y1="15.897cm" svg:x2="9.249cm" svg:y2="14.447cm">
            <text:p/>
          </draw:line>
          <draw:line draw:style-name="gr18" draw:text-style-name="P3" draw:layer="layout" svg:x1="10.561cm" svg:y1="15.553cm" svg:x2="9.248cm" svg:y2="14.454cm">
            <text:p/>
          </draw:line>
          <draw:frame draw:style-name="gr19" draw:text-style-name="P2" draw:layer="layout" svg:width="0.242cm" svg:height="0.38cm" svg:x="7.951cm" svg:y="15.235cm">
            <draw:text-box>
              <text:p text:style-name="P1"><text:span text:style-name="T3">H</text:span></text:p>
            </draw:text-box>
          </draw:frame>
          <draw:frame draw:style-name="gr20" draw:text-style-name="P2" draw:layer="layout" svg:width="0.103cm" svg:height="0.38cm" svg:x="10.408cm" svg:y="14.9cm">
            <draw:text-box>
              <text:p text:style-name="P1"><text:span text:style-name="T3">I</text:span></text:p>
            </draw:text-box>
          </draw:frame>
          <draw:g>
            <draw:g>
              <draw:line draw:style-name="gr21" draw:text-style-name="P3" draw:layer="layout" svg:x1="7.488cm" svg:y1="16.583cm" svg:x2="8.941cm" svg:y2="18.039cm">
                <text:p/>
              </draw:line>
              <draw:line draw:style-name="gr22" draw:text-style-name="P3" draw:layer="layout" svg:x1="8.942cm" svg:y1="18.04cm" svg:x2="10.188cm" svg:y2="16.791cm">
                <text:p/>
              </draw:line>
            </draw:g>
            <draw:frame draw:style-name="gr23" draw:text-style-name="P4" draw:layer="layout" svg:width="0.854cm" svg:height="0.459cm" svg:x="7.321cm" svg:y="16.59cm">
              <draw:text-box>
                <text:p text:style-name="P1"><text:span text:style-name="T2">u</text:span></text:p>
              </draw:text-box>
            </draw:frame>
            <draw:frame draw:style-name="gr24" draw:text-style-name="P4" draw:layer="layout" svg:width="0.823cm" svg:height="0.459cm" svg:x="10.121cm" svg:y="16.789cm">
              <draw:text-box>
                <text:p text:style-name="P1"><text:span text:style-name="T2">v</text:span></text:p>
              </draw:text-box>
            </draw:frame>
            <draw:frame draw:style-name="gr14" draw:text-style-name="P2" draw:layer="layout" svg:width="0.249cm" svg:height="0.38cm" svg:x="8.817cm" svg:y="18.089cm">
              <draw:text-box>
                <text:p text:style-name="P1"><text:span text:style-name="T3">G</text:span></text:p>
              </draw:text-box>
            </draw:frame>
          </draw:g>
          <draw:g>
            <draw:line draw:style-name="gr25" draw:text-style-name="P3" draw:layer="layout" svg:x1="12.075cm" svg:y1="16.44cm" svg:x2="10.615cm" svg:y2="18.225cm">
              <text:p/>
            </draw:line>
            <draw:line draw:style-name="gr26" draw:text-style-name="P3" draw:layer="layout" svg:x1="13.208cm" svg:y1="17.575cm" svg:x2="12.073cm" svg:y2="16.44cm">
              <text:p/>
            </draw:line>
            <draw:frame draw:style-name="gr1" draw:text-style-name="P2" draw:layer="layout" svg:width="0.223cm" svg:height="0.38cm" svg:x="11.999cm" svg:y="16.112cm">
              <draw:text-box>
                <text:p text:style-name="P1"><text:span text:style-name="T1">B</text:span></text:p>
              </draw:text-box>
            </draw:frame>
            <draw:frame draw:style-name="gr27" draw:text-style-name="P4" draw:layer="layout" svg:width="0.632cm" svg:height="0.459cm" svg:x="10.458cm" svg:y="17.835cm">
              <draw:text-box>
                <text:p text:style-name="P1"><text:span text:style-name="T2">x</text:span></text:p>
              </draw:text-box>
            </draw:frame>
            <draw:frame draw:style-name="gr28" draw:text-style-name="P4" draw:layer="layout" svg:width="0.632cm" svg:height="0.459cm" svg:x="13.222cm" svg:y="17.123cm">
              <draw:text-box>
                <text:p text:style-name="P1"><text:span text:style-name="T2">y</text:span></text:p>
              </draw:text-box>
            </draw:frame>
          </draw:g>
          <draw:g>
            <draw:line draw:style-name="gr29" draw:text-style-name="P3" draw:layer="layout" svg:x1="12.359cm" svg:y1="14.367cm" svg:x2="13.809cm" svg:y2="15.604cm">
              <text:p/>
            </draw:line>
            <draw:line draw:style-name="gr30" draw:text-style-name="P3" draw:layer="layout" svg:x1="12.924cm" svg:y1="16.488cm" svg:x2="13.808cm" svg:y2="15.604cm">
              <text:p/>
            </draw:line>
          </draw:g>
          <draw:frame draw:style-name="gr15" draw:text-style-name="P2" draw:layer="layout" svg:width="0.204cm" svg:height="0.38cm" svg:x="13.959cm" svg:y="15.463cm">
            <draw:text-box>
              <text:p text:style-name="P1"><text:span text:style-name="T3">P</text:span></text:p>
            </draw:text-box>
          </draw:frame>
          <draw:frame draw:style-name="gr31" draw:text-style-name="P2" draw:layer="layout" svg:width="0.283cm" svg:height="0.38cm" svg:x="12.76cm" svg:y="14.265cm">
            <draw:text-box>
              <text:p text:style-name="P1"><text:span text:style-name="T3">M</text:span></text:p>
            </draw:text-box>
          </draw:frame>
          <draw:frame draw:style-name="gr32" draw:text-style-name="P2" draw:layer="layout" svg:width="0.242cm" svg:height="0.38cm" svg:x="13.46cm" svg:y="16.064cm">
            <draw:text-box>
              <text:p text:style-name="P1"><text:span text:style-name="T3">N</text:span></text:p>
            </draw:text-box>
          </draw:frame>
          <draw:line draw:style-name="gr33" draw:text-style-name="P5" draw:layer="layout" svg:x1="13.596cm" svg:y1="13.662cm" svg:x2="13.559cm" svg:y2="13.859cm">
            <text:p/>
          </draw:line>
          <draw:line draw:style-name="gr33" draw:text-style-name="P5" draw:layer="layout" svg:x1="12.828cm" svg:y1="11.756cm" svg:x2="12.629cm" svg:y2="11.734cm">
            <text:p/>
          </draw:line>
          <draw:line draw:style-name="gr33" draw:text-style-name="P5" draw:layer="layout" svg:x1="10.333cm" svg:y1="15.223cm" svg:x2="10.204cm" svg:y2="15.376cm">
            <text:p/>
          </draw:line>
          <draw:line draw:style-name="gr33" draw:text-style-name="P5" draw:layer="layout" svg:x1="12.749cm" svg:y1="14.575cm" svg:x2="12.618cm" svg:y2="14.726cm">
            <text:p/>
          </draw:line>
          <draw:line draw:style-name="gr33" draw:text-style-name="P5" draw:layer="layout" svg:x1="13.222cm" svg:y1="16.052cm" svg:x2="13.355cm" svg:y2="16.202cm">
            <text:p/>
          </draw:line>
          <draw:line draw:style-name="gr33" draw:text-style-name="P5" draw:layer="layout" svg:x1="8.275cm" svg:y1="15.743cm" svg:x2="8.128cm" svg:y2="15.6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365" draw:display-name="Dashed (var) 2365" draw:style="rect" draw:dots1="1" draw:dots1-length="0.006cm" draw:dots2="1" draw:dots2-length="0.006cm" draw:distance="0.006cm"/>
    <draw:stroke-dash draw:name="Dashed_20__28_var_29__20_2366" draw:display-name="Dashed (var) 2366" draw:style="rect" draw:dots1="1" draw:dots1-length="0.006cm" draw:dots2="1" draw:dots2-length="0.006cm" draw:distance="0.006cm"/>
    <draw:stroke-dash draw:name="Dashed_20__28_var_29__20_2367" draw:display-name="Dashed (var) 2367" draw:style="rect" draw:dots1="1" draw:dots1-length="0.002cm" draw:dots2="1" draw:dots2-length="0.002cm" draw:distance="0.002cm"/>
    <draw:stroke-dash draw:name="Dashed_20__28_var_29__20_2368" draw:display-name="Dashed (var) 2368" draw:style="rect" draw:dots1="1" draw:dots1-length="0.002cm" draw:dots2="1" draw:dots2-length="0.002cm" draw:distance="0.002cm"/>
    <draw:stroke-dash draw:name="Dashed_20__28_var_29__20_2369" draw:display-name="Dashed (var) 2369" draw:style="rect" draw:dots1="1" draw:dots1-length="0.006cm" draw:dots2="1" draw:dots2-length="0.006cm" draw:distance="0.006cm"/>
    <draw:stroke-dash draw:name="Dashed_20__28_var_29__20_2370" draw:display-name="Dashed (var) 2370" draw:style="rect" draw:dots1="1" draw:dots1-length="0.006cm" draw:dots2="1" draw:dots2-length="0.006cm" draw:distance="0.006cm"/>
    <draw:stroke-dash draw:name="Dashed_20__28_var_29__20_2371" draw:display-name="Dashed (var) 2371" draw:style="rect" draw:dots1="1" draw:dots1-length="0.002cm" draw:dots2="1" draw:dots2-length="0.002cm" draw:distance="0.002cm"/>
    <draw:stroke-dash draw:name="Dashed_20__28_var_29__20_2372" draw:display-name="Dashed (var) 2372" draw:style="rect" draw:dots1="1" draw:dots1-length="0.002cm" draw:dots2="1" draw:dots2-length="0.002cm" draw:distance="0.002cm"/>
    <draw:stroke-dash draw:name="Dashed_20__28_var_29__20_2373" draw:display-name="Dashed (var) 2373" draw:style="rect" draw:dots1="1" draw:dots1-length="0.006cm" draw:dots2="1" draw:dots2-length="0.006cm" draw:distance="0.006cm"/>
    <draw:stroke-dash draw:name="Dashed_20__28_var_29__20_2374" draw:display-name="Dashed (var) 2374" draw:style="rect" draw:dots1="1" draw:dots1-length="0.006cm" draw:dots2="1" draw:dots2-length="0.006cm" draw:distance="0.006cm"/>
    <draw:stroke-dash draw:name="Dashed_20__28_var_29__20_2375" draw:display-name="Dashed (var) 2375" draw:style="rect" draw:dots1="1" draw:dots1-length="0.006cm" draw:dots2="1" draw:dots2-length="0.006cm" draw:distance="0.006cm"/>
    <draw:stroke-dash draw:name="Dashed_20__28_var_29__20_2376" draw:display-name="Dashed (var) 2376" draw:style="rect" draw:dots1="1" draw:dots1-length="0.006cm" draw:dots2="1" draw:dots2-length="0.006cm" draw:distance="0.006cm"/>
    <draw:stroke-dash draw:name="Dashed_20__28_var_29__20_2377" draw:display-name="Dashed (var) 2377" draw:style="rect" draw:dots1="1" draw:dots1-length="0.006cm" draw:dots2="1" draw:dots2-length="0.006cm" draw:distance="0.006cm"/>
    <draw:stroke-dash draw:name="Dashed_20__28_var_29__20_2378" draw:display-name="Dashed (var) 2378" draw:style="rect" draw:dots1="1" draw:dots1-length="0.006cm" draw:dots2="1" draw:dots2-length="0.006cm" draw:distance="0.006cm"/>
    <draw:stroke-dash draw:name="Dashed_20__28_var_29__20_2379" draw:display-name="Dashed (var) 2379" draw:style="rect" draw:dots1="1" draw:dots1-length="0.006cm" draw:dots2="1" draw:dots2-length="0.006cm" draw:distance="0.006cm"/>
    <draw:stroke-dash draw:name="Dashed_20__28_var_29__20_2380" draw:display-name="Dashed (var) 2380" draw:style="rect" draw:dots1="1" draw:dots1-length="0.003cm" draw:dots2="1" draw:dots2-length="0.003cm" draw:distance="0.003cm"/>
    <draw:stroke-dash draw:name="Dashed_20__28_var_29__20_2381" draw:display-name="Dashed (var) 2381" draw:style="rect" draw:dots1="1" draw:dots1-length="0.003cm" draw:dots2="1" draw:dots2-length="0.003cm" draw:distance="0.003cm"/>
    <draw:stroke-dash draw:name="Dashed_20__28_var_29__20_2382" draw:display-name="Dashed (var) 2382" draw:style="rect" draw:dots1="1" draw:dots1-length="0.002cm" draw:dots2="1" draw:dots2-length="0.002cm" draw:distance="0.002cm"/>
    <draw:stroke-dash draw:name="Dashed_20__28_var_29__20_2383" draw:display-name="Dashed (var) 2383" draw:style="rect" draw:dots1="1" draw:dots1-length="0.002cm" draw:dots2="1" draw:dots2-length="0.002cm" draw:distance="0.002cm"/>
    <draw:stroke-dash draw:name="Dashed_20__28_var_29__20_2384" draw:display-name="Dashed (var) 2384" draw:style="rect" draw:dots1="1" draw:dots1-length="0.006cm" draw:dots2="1" draw:dots2-length="0.006cm" draw:distance="0.006cm"/>
    <draw:stroke-dash draw:name="Dashed_20__28_var_29__20_2385" draw:display-name="Dashed (var) 2385" draw:style="rect" draw:dots1="1" draw:dots1-length="0.006cm" draw:dots2="1" draw:dots2-length="0.006cm" draw:distance="0.006cm"/>
    <draw:stroke-dash draw:name="Dashed_20__28_var_29__20_2386" draw:display-name="Dashed (var) 2386" draw:style="rect" draw:dots1="1" draw:dots1-length="0.002cm" draw:dots2="1" draw:dots2-length="0.002cm" draw:distance="0.002cm"/>
    <draw:stroke-dash draw:name="Dashed_20__28_var_29__20_2387" draw:display-name="Dashed (var) 2387" draw:style="rect" draw:dots1="1" draw:dots1-length="0.002cm" draw:dots2="1" draw:dots2-length="0.002cm" draw:distance="0.002cm"/>
    <draw:stroke-dash draw:name="Dashed_20__28_var_29__20_2388" draw:display-name="Dashed (var) 2388" draw:style="rect" draw:dots1="1" draw:dots1-length="0.006cm" draw:dots2="1" draw:dots2-length="0.006cm" draw:distance="0.006cm"/>
    <draw:stroke-dash draw:name="Dashed_20__28_var_29__20_2389" draw:display-name="Dashed (var) 238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07:22.333196740</meta:creation-date>
    <dc:date>2018-02-09T16:07:40.969284210</dc:date>
    <meta:editing-duration>PT19S</meta:editing-duration>
    <meta:editing-cycles>1</meta:editing-cycles>
    <meta:document-statistic meta:object-count="49"/>
    <meta:generator>LibreOffice/6.0.0.3$MacOSX_X86_64 LibreOffice_project/64a0f66915f38c6217de274f0aa8e15618924765</meta:generator>
  </office:meta>
</office:document-meta>
</file>